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4in"/>
    </style:style>
    <style:style style:name="TableColumn4" style:family="table-column">
      <style:table-column-properties style:column-width="0.944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Row75" style:family="table-row">
      <style:table-row-properties style:min-row-height="0.0138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information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information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Blog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Blogtitel/Slog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Name des Besitzer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Mail<text:s/>des Besitzers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Erstellungsdatum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Blogversion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Ändern</text:p>
          </table:table-cell>
          <table:table-cell table:style-name="TableCell80"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16:00Z</dc:date>
    <meta:template xlink:href="Normal.dotm" xlink:type="simple"/>
    <meta:editing-cycles>16</meta:editing-cycles>
    <meta:editing-duration>PT3480S</meta:editing-duration>
    <meta:document-statistic meta:page-count="1" meta:paragraph-count="1" meta:word-count="41" meta:character-count="288" meta:row-count="2" meta:non-whitespace-character-count="248"/>
  </office:meta>
</office:document-meta>
</file>